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style:contextual-spacing="false" fo:line-height="100%"/>
    </style:style>
    <style:style style:name="P2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fo:font-style="normal" officeooo:rsid="00117655" officeooo:paragraph-rsid="001266ec" style:font-name-asian="Times New Roman1" style:font-size-asian="12pt" style:font-style-asian="normal" style:font-name-complex="Times New Roman1" style:font-size-complex="12pt" style:font-style-complex="normal"/>
    </style:style>
    <style:style style:name="P4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fo:font-style="normal" officeooo:rsid="001266ec" officeooo:paragraph-rsid="001266ec" style:font-name-asian="Times New Roman1" style:font-size-asian="12pt" style:font-style-asian="normal" style:font-name-complex="Times New Roman1" style:font-size-complex="12pt" style:font-style-complex="normal"/>
    </style:style>
    <style:style style:name="P5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fo:font-style="normal" officeooo:rsid="0014a312" officeooo:paragraph-rsid="0014a312" style:font-name-asian="Times New Roman1" style:font-size-asian="12pt" style:font-style-asian="normal" style:font-name-complex="Times New Roman1" style:font-size-complex="12pt" style:font-style-complex="normal"/>
    </style:style>
    <style:style style:name="P6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officeooo:rsid="000b4ce6" officeooo:paragraph-rsid="001266ec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1665in" fo:margin-bottom="0.1665in" style:contextual-spacing="false" fo:line-height="100%"/>
      <style:text-properties officeooo:rsid="001266ec" officeooo:paragraph-rsid="001266ec"/>
    </style:style>
    <style:style style:name="T1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loext:opacity="100%" style:font-name="Times New Roman" fo:font-size="12pt" officeooo:rsid="00107db3" style:font-name-asian="Times New Roman1" style:font-size-asian="12pt" style:font-name-complex="Times New Roman1" style:font-size-complex="12pt"/>
    </style:style>
    <style:style style:name="T3" style:family="text">
      <style:text-properties fo:color="#000000" loext:opacity="100%" style:font-name="Times New Roman" fo:font-size="12pt" officeooo:rsid="001266ec" style:font-name-asian="Times New Roman1" style:font-size-asian="12pt" style:font-name-complex="Times New Roman1" style:font-size-complex="12pt"/>
    </style:style>
    <style:style style:name="T4" style:family="text"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5" style:family="text">
      <style:text-properties fo:color="#000000" loext:opacity="100%" style:font-name="Times New Roman" fo:font-size="12pt" style:text-underline-style="none" officeooo:rsid="00011cf5" style:font-name-asian="Times New Roman1" style:font-size-asian="12pt" style:font-name-complex="Times New Roman1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17655" style:font-style-asian="normal" style:font-style-complex="normal"/>
    </style:style>
    <style:style style:name="T8" style:family="text">
      <style:text-properties fo:font-style="normal" officeooo:rsid="001266ec" style:font-style-asian="normal" style:font-style-complex="normal"/>
    </style:style>
    <style:style style:name="T9" style:family="text">
      <style:text-properties officeooo:rsid="001266ec"/>
    </style:style>
    <style:style style:name="T10" style:family="text">
      <style:text-properties officeooo:rsid="0014a3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th 490                         <text:tab/>    Capstone Weekly Report         <text:tab/>    Week Number: </text:span><text:span text:style-name="T3">7</text:span></text:p>
      <text:p text:style-name="P1"><text:span text:style-name="T1">Name: </text:span><text:span text:style-name="T5">Daniel Sinderson</text:span></text:p>
      <text:p text:style-name="P1"><text:span text:style-name="T4">Please fill out this form, save it as a PDF,</text:span><text:bookmark text:name="_GoBack"/><text:span text:style-name="T4"> and upload it to Moodle.</text:span></text:p>
      <text:p text:style-name="P2">My goals for this week were to:</text:p>
      <text:p text:style-name="P6"><text:span text:style-name="T6">1. </text:span><text:span text:style-name="T7">Finish my definitions and look them over for obvious typos and mistakes.</text:span></text:p>
      <text:p text:style-name="P6"><text:span text:style-name="T8">2. </text:span><text:span text:style-name="T7">Add commutative diagrams to my definitions.</text:span></text:p>
      <text:p text:style-name="P3"><text:span text:style-name="T9">3. </text:span><text:span text:style-name="T6">Figure out what’s next: do I go big or do I take the easy win?</text:span></text:p>
      <text:p text:style-name="P2">I made the following progress on these:</text:p>
      <text:p text:style-name="P4">I made good progress this week. I added about 10 diagrams to my definitions and looked them over for typos. I a<text:span text:style-name="T10">lso </text:span>finished the definition for a monoidal category (complete with diagrams for the triangle and pentagon identities!) <text:span text:style-name="T10">and</text:span> added my bibliography. Talking to Dr. Menendez <text:span text:style-name="T10">yesterday</text:span> I was able to clear up questions I had about my bibliography, the Yoneda lemma, and the direction for my project. She agreed that I could extend the project into applications but that I would need to <text:span text:style-name="T10">start</text:span> right away. </text:p>
      <text:p text:style-name="P2">I have the following questions and concerns I want to discuss with my capstone advisor:</text:p>
      <text:p text:style-name="P7"><text:span text:style-name="T2">N</text:span><text:span text:style-name="T1">othing right now since I spoke with her yesterday. I imagine we’ll discuss topics and organization for the applied section during our next meeting. </text:span></text:p>
      <text:p text:style-name="P2">Some tentative goals for the coming week are:</text:p>
      <text:p text:style-name="P4">1. Understand the following properties that a monoidal category can have: symmetric, closed, and Cartesian. TeX up the definitions with diagrams.</text:p>
      <text:p text:style-name="P4">2. Start reading “Categorical Systems Theory.” Finish a quick read of the first two chapters to outline the concepts and prepare for a deep dive of chapter 1 next week.</text:p>
      <text:p text:style-name="P5">3. Start thinking of applications / systems to simulat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ndon Ashley</meta:initial-creator>
    <meta:editing-cycles>11</meta:editing-cycles>
    <meta:creation-date>2023-01-10T16:33:00</meta:creation-date>
    <dc:date>2024-02-23T14:04:54.910322277</dc:date>
    <meta:editing-duration>PT55M59S</meta:editing-duration>
    <meta:generator>LibreOffice/7.3.7.2$Linux_X86_64 LibreOffice_project/30$Build-2</meta:generator>
    <meta:document-statistic meta:table-count="0" meta:image-count="0" meta:object-count="0" meta:page-count="1" meta:paragraph-count="15" meta:word-count="270" meta:character-count="1594" meta:non-whitespace-character-count="1295"/>
    <meta:user-defined meta:name="AppVersion">16.0000</meta:user-defined>
    <meta:user-defined meta:name="Company">Southern Oregon University</meta:user-defined>
    <meta:template xlink:type="simple" xlink:actuate="onRequest" xlink:title="Normal.dotm" xlink:href=""/>
  </office:meta>
</office:document-meta>
</file>